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paragraph-rsid="0008db2a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748c1"/>
    </style:style>
    <style:style style:name="T2" style:family="text">
      <style:text-properties officeooo:rsid="0008db2a"/>
    </style:style>
    <style:style style:name="T3" style:family="text">
      <style:text-properties officeooo:rsid="000d92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28MB,1S,.xxx</text:p>
      <text:p text:style-name="P2"><text:bookmark text:name="OLE_LINK5"/><text:bookmark text:name="OLE_LINK1"/>噪声容限</text:p>
      <text:p text:style-name="P9"><text:bookmark text:name="_GoBack"/>问题描述</text:p>
      <text:p text:style-name="P11">给你一棵树，树上有N个点，另外有m条特殊边，这些特殊边依附于树边上，特殊边有权值，每个点也有一个噪声容限<text:span text:style-name="T1">[Li, Ri]</text:span>，请问，从每个点出发，能够到达多少点，要求沿特殊边走，且经过附着于同一树边的特殊边至多一次，要求除经过的第一条边之外所有的边的权值必须为前一条边的权值<text:span text:style-name="T2">+Li到+Ri之间。（Li和Ri为由两边的公共点决定）。</text:span></text:p>
      <text:p text:style-name="P7"><text:bookmark text:name="OLE_LINK2"/></text:p>
      <text:p text:style-name="P9">输入描述</text:p>
      <text:p text:style-name="P6">第一行两个整数N，m</text:p>
      <text:p text:style-name="P6">接下来</text:p>
      <text:p text:style-name="P7"><text:bookmark text:name="OLE_LINK4"/></text:p>
      <text:p text:style-name="P6"/>
      <text:p text:style-name="P9">输出描述</text:p>
      <text:p text:style-name="P6"/>
      <text:p text:style-name="P7"><text:bookmark text:name="OLE_LINK6"/></text:p>
      <text:p text:style-name="P9">样例输入</text:p>
      <text:p text:style-name="P4"/>
      <text:p text:style-name="P5"/>
      <text:p text:style-name="P5"/>
      <text:p text:style-name="P9">样例输出</text:p>
      <text:p text:style-name="P3"/>
      <text:p text:style-name="P3"/>
      <text:p text:style-name="P1"><text:bookmark text:name="OLE_LINK9"/></text:p>
      <text:p text:style-name="P9">数据范围及提示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Noto Serif CJK SC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4-10-29T12:08:00</meta:creation-date>
    <meta:initial-creator>admin</meta:initial-creator>
    <dc:language>zh-CN</dc:language>
    <dc:date>2020-01-16T21:50:09.950676916</dc:date>
    <meta:editing-cycles>6</meta:editing-cycles>
    <meta:editing-duration>PT46M27S</meta:editing-duration>
    <meta:generator>LibreOffice/6.3.3.2$Linux_X86_64 LibreOffice_project/a64200df03143b798afd1ec74a12ab50359878ed</meta:generator>
    <meta:document-statistic meta:table-count="0" meta:image-count="0" meta:object-count="0" meta:page-count="1" meta:paragraph-count="11" meta:word-count="196" meta:character-count="220" meta:non-whitespace-character-count="219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